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/>
    </style:style>
    <style:style style:name="T1" style:family="text">
      <style:text-properties officeooo:rsid="001664b2"/>
    </style:style>
    <style:style style:name="T2" style:family="text">
      <style:text-properties fo:font-style="italic" officeooo:rsid="001664b2" style:font-style-asian="italic" style:font-style-complex="italic"/>
    </style:style>
    <style:style style:name="T3" style:family="text">
      <style:text-properties fo:font-style="normal" officeooo:rsid="001664b2" style:font-style-asian="normal" style:font-style-complex="normal"/>
    </style:style>
    <style:style style:name="T4" style:family="text">
      <style:text-properties fo:font-style="normal" officeooo:rsid="0017f3d8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 <text:span text:style-name="T1">Regressão é utilizada quando vamos descobrir valores reais.</text:span></text:p>
      <text:p text:style-name="P1">* <text:span text:style-name="T1">É uma tentativa de criar uma equação que seja mais fiel possível aos pontos do gráfico (para determinar o resultado)</text:span></text:p>
      <text:p text:style-name="P1">* <text:s/><text:span text:style-name="T1">Erro em geral é chamado de </text:span><text:span text:style-name="T2">e</text:span></text:p>
      <text:p text:style-name="P1"><text:span text:style-name="T2">* </text:span><text:span text:style-name="T3">Quando for previsão é utilizado o ŷ</text:span></text:p>
      <text:p text:style-name="P1"><text:span text:style-name="T3">* </text:span><text:span text:style-name="T4">A regressão linear é identificada por funções linear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20:49:43.110070765</meta:creation-date>
    <dc:date>2018-10-03T21:16:30.899639798</dc:date>
    <meta:editing-duration>PT6M27S</meta:editing-duration>
    <meta:editing-cycles>1</meta:editing-cycles>
    <meta:document-statistic meta:table-count="0" meta:image-count="0" meta:object-count="0" meta:page-count="1" meta:paragraph-count="5" meta:word-count="55" meta:character-count="303" meta:non-whitespace-character-count="252"/>
    <meta:generator>LibreOffice/6.0.6.2$Linux_X86_64 LibreOffice_project/00m0$Build-2</meta:generator>
  </office:meta>
</office:document-meta>
</file>